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0773" officeooo:paragraph-rsid="00130773"/>
    </style:style>
    <style:style style:name="P2" style:family="paragraph" style:parent-style-name="Standard">
      <style:text-properties officeooo:rsid="00130773" officeooo:paragraph-rsid="0025a91d"/>
    </style:style>
    <style:style style:name="P3" style:family="paragraph" style:parent-style-name="Standard">
      <style:text-properties officeooo:rsid="00130773" officeooo:paragraph-rsid="00310605"/>
    </style:style>
    <style:style style:name="P4" style:family="paragraph" style:parent-style-name="Standard">
      <style:text-properties officeooo:rsid="0018d838" officeooo:paragraph-rsid="0018d838"/>
    </style:style>
    <style:style style:name="P5" style:family="paragraph" style:parent-style-name="Standard">
      <style:text-properties officeooo:rsid="0018d838" officeooo:paragraph-rsid="00130773"/>
    </style:style>
    <style:style style:name="P6" style:family="paragraph" style:parent-style-name="Standard">
      <style:text-properties officeooo:rsid="0018d838" officeooo:paragraph-rsid="00310605"/>
    </style:style>
    <style:style style:name="P7" style:family="paragraph" style:parent-style-name="Standard">
      <style:text-properties officeooo:rsid="002b3cb6" officeooo:paragraph-rsid="00310605"/>
    </style:style>
    <style:style style:name="P8" style:family="paragraph" style:parent-style-name="Standard" style:list-style-name="L1">
      <style:text-properties officeooo:rsid="00130773" officeooo:paragraph-rsid="00130773"/>
    </style:style>
    <style:style style:name="P9" style:family="paragraph" style:parent-style-name="Standard">
      <style:text-properties officeooo:rsid="00130773" officeooo:paragraph-rsid="003e76c4"/>
    </style:style>
    <style:style style:name="P10" style:family="paragraph" style:parent-style-name="Standard" style:list-style-name="L2">
      <style:text-properties officeooo:rsid="002978df" officeooo:paragraph-rsid="002978df"/>
    </style:style>
    <style:style style:name="P11" style:family="paragraph" style:parent-style-name="Standard" style:list-style-name="L2">
      <style:text-properties officeooo:rsid="002b3cb6" officeooo:paragraph-rsid="002b3cb6"/>
    </style:style>
    <style:style style:name="P12" style:family="paragraph" style:parent-style-name="Standard" style:list-style-name="L2">
      <style:text-properties officeooo:rsid="00310605" officeooo:paragraph-rsid="00310605"/>
    </style:style>
    <style:style style:name="P13" style:family="paragraph" style:parent-style-name="Standard" style:list-style-name="L2">
      <style:text-properties officeooo:rsid="0031eb35" officeooo:paragraph-rsid="0031eb35"/>
    </style:style>
    <style:style style:name="P14" style:family="paragraph" style:parent-style-name="Standard" style:list-style-name="L2">
      <style:text-properties officeooo:rsid="00351cf4" officeooo:paragraph-rsid="00351cf4"/>
    </style:style>
    <style:style style:name="P15" style:family="paragraph" style:parent-style-name="Standard" style:list-style-name="L2">
      <style:text-properties officeooo:rsid="0039fe4c" officeooo:paragraph-rsid="0039fe4c"/>
    </style:style>
    <style:style style:name="P16" style:family="paragraph" style:parent-style-name="Standard" style:list-style-name="L3">
      <style:text-properties officeooo:rsid="001009b0" officeooo:paragraph-rsid="0018d838"/>
    </style:style>
    <style:style style:name="P17" style:family="paragraph" style:parent-style-name="Standard" style:list-style-name="L3">
      <style:text-properties officeooo:rsid="0018d838" officeooo:paragraph-rsid="0018d838"/>
    </style:style>
    <style:style style:name="P18" style:family="paragraph" style:parent-style-name="Standard" style:list-style-name="L2">
      <style:text-properties officeooo:rsid="003e76c4" officeooo:paragraph-rsid="003e76c4"/>
    </style:style>
    <style:style style:name="P19" style:family="paragraph" style:parent-style-name="Standard" style:list-style-name="L2">
      <style:text-properties officeooo:rsid="004072d1" officeooo:paragraph-rsid="004072d1"/>
    </style:style>
    <style:style style:name="T1" style:family="text">
      <style:text-properties officeooo:rsid="001afabf"/>
    </style:style>
    <style:style style:name="T2" style:family="text">
      <style:text-properties officeooo:rsid="001ca58e"/>
    </style:style>
    <style:style style:name="T3" style:family="text">
      <style:text-properties officeooo:rsid="001ec7d2"/>
    </style:style>
    <style:style style:name="T4" style:family="text">
      <style:text-properties officeooo:rsid="0023dfaf"/>
    </style:style>
    <style:style style:name="T5" style:family="text">
      <style:text-properties officeooo:rsid="002cb1c8"/>
    </style:style>
    <style:style style:name="T6" style:family="text">
      <style:text-properties officeooo:rsid="002cda01"/>
    </style:style>
    <style:style style:name="T7" style:family="text">
      <style:text-properties officeooo:rsid="002e4cf7"/>
    </style:style>
    <style:style style:name="T8" style:family="text">
      <style:text-properties officeooo:rsid="002f8a0e"/>
    </style:style>
    <style:style style:name="T9" style:family="text">
      <style:text-properties officeooo:rsid="00310605"/>
    </style:style>
    <style:style style:name="T10" style:family="text">
      <style:text-properties officeooo:rsid="0034244e"/>
    </style:style>
    <style:style style:name="T11" style:family="text">
      <style:text-properties officeooo:rsid="003b548d"/>
    </style:style>
    <style:style style:name="T12" style:family="text">
      <style:text-properties officeooo:rsid="003e76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sion 00-00-01 <text:span text:style-name="T3">(Pre-Alpha)</text:span></text:p>
      <text:list xml:id="list511829368" text:style-name="L1">
        <text:list-item>
          <text:p text:style-name="P8">Basic Map</text:p>
        </text:list-item>
        <text:list-item>
          <text:p text:style-name="P8">Single Player</text:p>
        </text:list-item>
        <text:list-item>
          <text:p text:style-name="P8">Basic Zombie AI</text:p>
        </text:list-item>
        <text:list-item>
          <text:p text:style-name="P8">Basic Player</text:p>
        </text:list-item>
        <text:list-item>
          <text:p text:style-name="P8">Basic Handgun</text:p>
        </text:list-item>
        <text:list-item>
          <text:p text:style-name="P8">Basic <text:span text:style-name="T4">HUD</text:span></text:p>
        </text:list-item>
      </text:list>
      <text:p text:style-name="P5"/>
      <text:p text:style-name="P5"/>
      <text:p text:style-name="P2"/>
      <text:p text:style-name="P2">Version 00-00-0<text:span text:style-name="T4">2</text:span> <text:span text:style-name="T3">(Pre-Alpha)</text:span></text:p>
      <text:list xml:id="list2450754532" text:style-name="L2">
        <text:list-item>
          <text:p text:style-name="P10">Online Multiplayer, PvE, <text:span text:style-name="T5">ability to join/leave during gameplay</text:span></text:p>
        </text:list-item>
        <text:list-item>
          <text:p text:style-name="P10">Rifle “Wall Gun”, with reload and automatic fire</text:p>
        </text:list-item>
        <text:list-item>
          <text:p text:style-name="P10">Point System</text:p>
        </text:list-item>
        <text:list-item>
          <text:p text:style-name="P10">Give zombies their own “Skin”</text:p>
        </text:list-item>
        <text:list-item>
          <text:p text:style-name="P10">Add Firing Sounds to Guns</text:p>
        </text:list-item>
        <text:list-item>
          <text:p text:style-name="P11">Handle Players Going out of bounds</text:p>
        </text:list-item>
      </text:list>
      <text:p text:style-name="P7"><text:s text:c="3"/><text:span text:style-name="T6">Note: Will </text:span><text:span text:style-name="T7">n</text:span><text:span text:style-name="T6">eed </text:span><text:span text:style-name="T8">a </text:span><text:span text:style-name="T7">m</text:span><text:span text:style-name="T6">ajor </text:span><text:span text:style-name="T7">code overhaul</text:span><text:span text:style-name="T6"> to continue</text:span></text:p>
      <text:p text:style-name="P6"/>
      <text:p text:style-name="P6"/>
      <text:p text:style-name="P3"/>
      <text:p text:style-name="P3">Version 00-00-0<text:span text:style-name="T9">3</text:span> <text:span text:style-name="T3">(Pre-Alpha)</text:span></text:p>
      <text:list xml:id="list202220272224796" text:continue-numbering="true" text:style-name="L2">
        <text:list-item>
          <text:p text:style-name="P12">Major Code Overhaul, Greatly Improved stability</text:p>
        </text:list-item>
        <text:list-item>
          <text:p text:style-name="P12">Added more maps, Including “Theater” which is the most fleshed out</text:p>
        </text:list-item>
        <text:list-item>
          <text:p text:style-name="P12">Added Grenades</text:p>
        </text:list-item>
        <text:list-item>
          <text:p text:style-name="P12">Added a Revival System</text:p>
        </text:list-item>
        <text:list-item>
          <text:p text:style-name="P12">Added a Proper Interaction System</text:p>
        </text:list-item>
        <text:list-item>
          <text:p text:style-name="P13">Added <text:span text:style-name="T10">Intractable </text:span>Barriers</text:p>
        </text:list-item>
        <text:list-item>
          <text:p text:style-name="P14">Improved the zombie spawning system</text:p>
        </text:list-item>
        <text:list-item>
          <text:p text:style-name="P15">Added a proper multiplier lobby</text:p>
        </text:list-item>
        <text:list-item>
          <text:p text:style-name="P15">Added Experimental U<text:span text:style-name="T11">P</text:span>nP functionality<text:line-break/>and more</text:p>
        </text:list-item>
      </text:list>
      <text:p text:style-name="P9"/>
      <text:p text:style-name="P9">Version 00-00-0<text:span text:style-name="T12">4</text:span> <text:span text:style-name="T3">(Pre-Alpha)</text:span></text:p>
      <text:list xml:id="list202220106305232" text:continue-numbering="true" text:style-name="L2">
        <text:list-item>
          <text:p text:style-name="P18">Yet another network Overhaul</text:p>
        </text:list-item>
        <text:list-item>
          <text:p text:style-name="P19">Add Flashlight to the Player</text:p>
        </text:list-item>
        <text:list-item>
          <text:p text:style-name="P19">Add Starting Room Rifle</text:p>
        </text:list-item>
        <text:list-item>
          <text:p text:style-name="P19">ability to have reloading, empty “clicking” sounds to guns</text:p>
        </text:list-item>
        <text:list-item>
          <text:p text:style-name="P19">Sprint Mechanics</text:p>
        </text:list-item>
        <text:list-item>
          <text:p text:style-name="P19">Health, and Speed Perks</text:p>
        </text:list-item>
      </text:list>
      <text:p text:style-name="P5"/>
      <text:p text:style-name="P5"/>
      <text:p text:style-name="P5"/>
      <text:p text:style-name="P5"/>
      <text:p text:style-name="P4">Version 01-00-00 (Version 1) (<text:span text:style-name="T2">List </text:span><text:span text:style-name="T1">Not Finalized)</text:span></text:p>
      <text:list xml:id="list3898950138" text:style-name="L3">
        <text:list-item>
          <text:p text:style-name="P16">Controller Support</text:p>
        </text:list-item>
        <text:list-item>
          <text:p text:style-name="P16">Split Screen Multiplier Support</text:p>
        </text:list-item>
        <text:list-item>
          <text:p text:style-name="P17">Online Multiplayer Support</text:p>
        </text:list-item>
        <text:list-item>
          <text:p text:style-name="P17">Save Game Suppor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0T20:11:44.506521679</meta:creation-date>
    <meta:generator>LibreOffice/7.1.3.2$Linux_X86_64 LibreOffice_project/10$Build-2</meta:generator>
    <dc:date>2021-08-04T20:22:19.671800679</dc:date>
    <meta:editing-duration>P2DT17H43M3S</meta:editing-duration>
    <meta:editing-cycles>33</meta:editing-cycles>
    <meta:document-statistic meta:table-count="0" meta:image-count="0" meta:object-count="0" meta:page-count="1" meta:paragraph-count="37" meta:word-count="193" meta:character-count="1113" meta:non-whitespace-character-count="985"/>
  </office:meta>
</office:document-meta>
</file>